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Arial" fo:font-size="9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" fo:font-size="16pt" fo:letter-spacing="normal" fo:font-style="normal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8000" style:font-name="Arial" fo:font-size="9.75pt" fo:letter-spacing="normal" fo:font-style="normal" fo:font-weight="normal"/>
    </style:style>
    <style:style style:name="P5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333333" style:font-name="Arial" fo:font-size="9.75pt" fo:letter-spacing="normal" fo:font-style="normal" fo:font-weight="normal"/>
    </style:style>
    <style:style style:name="P6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333333" style:font-name="Arial" fo:font-size="9.75pt" fo:letter-spacing="normal" fo:font-style="normal" fo:font-weight="normal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333333" style:font-name="Arial" fo:font-size="16pt" fo:letter-spacing="normal" fo:font-style="normal" fo:font-weight="normal" style:font-size-asian="16pt" style:font-size-complex="16pt"/>
    </style:style>
    <style:style style:name="P8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ff0000" style:font-name="Arial" fo:font-size="9.75pt" fo:letter-spacing="normal" fo:font-style="normal" fo:font-weight="bold" style:font-weight-asian="bold" style:font-weight-complex="bold"/>
    </style:style>
    <style:style style:name="P9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ff0000" style:font-name="Arial" fo:font-size="16pt" fo:letter-spacing="normal" fo:font-style="normal" fo:font-weight="bold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style:use-window-font-color="true" style:font-name="Arial" fo:font-size="16pt" fo:letter-spacing="normal" fo:font-style="normal" fo:font-weight="bold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999999" style:font-name="Arial" fo:font-size="9.75pt" fo:letter-spacing="normal" fo:font-style="normal" fo:font-weight="normal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999999" style:font-name="Arial" fo:font-size="9.75pt" fo:letter-spacing="normal" fo:font-style="normal" fo:font-weight="normal" style:font-weight-asian="normal" style:font-weight-complex="normal"/>
    </style:style>
    <style:style style:name="P14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333333" style:font-name="Arial" fo:font-size="9.75pt" fo:letter-spacing="normal" fo:font-style="normal" fo:font-weight="normal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333333" style:font-name="Arial" fo:font-size="9.75pt" fo:letter-spacing="normal" fo:font-style="normal" fo:font-weight="bold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fo:font-weight="bold" style:font-size-asian="16pt" style:font-weight-asian="bold" style:font-size-complex="16pt" style:font-weight-complex="bold"/>
    </style:style>
    <style:style style:name="P17" style:family="paragraph" style:parent-style-name="Text_20_body" style:list-style-name="L1">
      <style:paragraph-properties fo:margin-top="0cm" fo:margin-bottom="0cm" fo:padding="0cm" fo:border="none"/>
      <style:text-properties fo:font-variant="normal" fo:text-transform="none" fo:color="#333333" style:font-name="Arial" fo:font-size="9.75pt" fo:letter-spacing="normal" fo:font-style="normal" fo:font-weight="normal" style:font-size-asian="16pt" style:font-weight-asian="bold" style:font-size-complex="16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999999"/>
    </style:style>
    <style:style style:name="T8" style:family="text">
      <style:text-properties fo:color="#999999" fo:font-weight="bold" style:font-weight-asian="bold" style:font-weight-complex="bold"/>
    </style:style>
    <style:style style:name="T9" style:family="text">
      <style:text-properties fo:color="#999999" style:font-weight-asian="normal" style:font-weight-complex="normal"/>
    </style:style>
    <style:style style:name="T10" style:family="text">
      <style:text-properties fo:color="#008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alidação Seda – 11/07/2014</text:p>
      <text:p text:style-name="P7">Data de <text:span text:style-name="T2">entrega</text:span> – <text:span text:style-name="T3">10/07/2014</text:span></text:p>
      <text:p text:style-name="P9"/>
      <text:p text:style-name="P10">Restantes</text:p>
      <text:p text:style-name="P8"/>
      <text:p text:style-name="P5"/>
      <text:p text:style-name="P5"><text:span text:style-name="T6">D </text:span><text:span text:style-name="T8">–</text:span><text:span text:style-name="T7"> Linkar a página </text:span><text:span text:style-name="T8">minha-conta.php </text:span><text:span text:style-name="T9">baseado nas infos enviadas previamente:</text:span></text:p>
      <text:p text:style-name="P13">Faltam:</text:p>
      <text:p text:style-name="P5"/>
      <text:p text:style-name="P1">4 - rastreamento = (página do correio?) , ou na verdade o pessoal do seda que fala pro usuário onde esta o pedido via email? . Pode ser um campo onde ela preencha falando onde esta o pedido manualmente e aparece em uma tela simples quando o cara clicar ai </text:p>
      <text:p text:style-name="P4">(verificando com o cliente já)</text:p>
      <text:p text:style-name="P1"/>
      <text:p text:style-name="P1">6 - Imprimir boleto = direcionar para a tela de boleto se possível, onde o cara possa imprimir a segunda via, não sei qual padrão se usa aqui </text:p>
      <text:p text:style-name="P3"/>
      <text:p text:style-name="P2">Novos Ajustes</text:p>
      <text:p text:style-name="P12"/>
      <text:p text:style-name="P11"><text:span text:style-name="T5">N –</text:span><text:span text:style-name="T4"> </text:span>Correio e Pac estamos 100% ok? <text:span text:style-name="T4">(Onde vejo)?</text:span></text:p>
      <text:p text:style-name="P6"><text:s/></text:p>
      <text:p text:style-name="P6"/>
      <text:p text:style-name="P6"><text:span text:style-name="T1">P –</text:span> Transferência bancária – pediram pra ela ir até o banco <text:span text:style-name="T10">(no aguardo)</text:span></text:p>
      <text:p text:style-name="P6"/>
      <text:p text:style-name="P6"><text:span text:style-name="T1">Q –</text:span> Linkar todos os links para .php , os do menu inferior por exemplo, ainda estão pra .html</text:p>
      <text:p text:style-name="P6"/>
      <text:p text:style-name="P6"><text:span text:style-name="T1">R –</text:span> Ativar busca geral por contém idêntica a feita na GPS.</text:p>
      <text:p text:style-name="P6"/>
      <text:p text:style-name="P6"/>
      <text:p text:style-name="P6"><text:span text:style-name="T1">S –</text:span> Onde o usuário do site seleciona o tipo de envio: Sedex ou Pac?</text:p>
      <text:p text:style-name="P6">Eles estão me questionando quanto a isso, e alegando que nossa integração esta falando coisas...</text:p>
      <text:p text:style-name="P6">Como funciona?</text:p>
      <text:p text:style-name="P6"/>
      <text:p text:style-name="P6"/>
      <text:p text:style-name="P6"><text:span text:style-name="T1">T – </text:span>Seleção de Itens por relevância:</text:p>
      <text:list xml:id="list41741192" text:style-name="L1">
        <text:list-item>
          <text:p text:style-name="P17">maior preço</text:p>
        </text:list-item>
        <text:list-item>
          <text:p text:style-name="P17">menor preço</text:p>
        </text:list-item>
        <text:list-item>
          <text:p text:style-name="P17">promoções</text:p>
        </text:list-item>
        <text:list-item>
          <text:p text:style-name="P17">etc</text:p>
        </text:list-item>
      </text:list>
      <text:p text:style-name="P6"/>
      <text:p text:style-name="P6"/>
      <text:p text:style-name="P6"><text:span text:style-name="T1">U –</text:span> Módulo de transferência bancária em formato simples (apenas dos aparecendo para a ação)</text:p>
      <text:p text:style-name="P6">Como pessoal da seda controla quando é assim? Confirmam o pagamento com o banco?</text:p>
      <text:p text:style-name="P6"/>
      <text:p text:style-name="P6"/>
      <text:p text:style-name="P6"><text:span text:style-name="T1">V –</text:span> Alteração no menu da palavra “Langerie” para <text:span text:style-name="T1">Lingerie</text:span></text:p>
      <text:p text:style-name="P6"/>
      <text:p text:style-name="P6"/>
      <text:p text:style-name="P6"><text:span text:style-name="T1">X –</text:span> Programação da página “promoções” e da opção “item promocional” para ticar no ato do cadastro, igual temos para a opção “destaque”</text:p>
      <text:p text:style-name="P6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1T15:53:31.58</meta:creation-date>
    <dc:date>2014-07-10T22:12:10.81</dc:date>
    <meta:editing-duration>PT2H4M22S</meta:editing-duration>
    <meta:editing-cycles>19</meta:editing-cycles>
    <meta:generator>LibreOffice/3.5$Windows_x86 LibreOffice_project/7122e39-92ed229-498d286-15e43b4-d70da21</meta:generator>
    <meta:document-statistic meta:table-count="0" meta:image-count="0" meta:object-count="0" meta:page-count="1" meta:paragraph-count="26" meta:word-count="270" meta:character-count="1467" meta:non-whitespace-character-count="1220"/>
  </office:meta>
</office:document-meta>
</file>